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1.928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1.69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</style:style>
    <style:style style:name="ce2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428e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6fa9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7eb2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3385c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5197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60a0d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80ff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a6ca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247c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4" office:value-type="float" office:value="78484" calcext:value-type="float">
            <text:p>78484</text:p>
          </table:table-cell>
          <table:table-cell table:style-name="ce28" office:value-type="float" office:value="74993" calcext:value-type="float">
            <text:p>74993</text:p>
          </table:table-cell>
          <table:table-cell table:style-name="ce24" office:value-type="float" office:value="76216" calcext:value-type="float">
            <text:p>76216</text:p>
          </table:table-cell>
          <table:table-cell table:style-name="ce28" office:value-type="float" office:value="69495" calcext:value-type="float">
            <text:p>69495</text:p>
          </table:table-cell>
          <table:table-cell table:style-name="ce29" office:value-type="float" office:value="68050" calcext:value-type="float">
            <text:p>68050</text:p>
          </table:table-cell>
          <table:table-cell table:style-name="ce29" office:value-type="float" office:value="66719" calcext:value-type="float">
            <text:p>66719</text:p>
          </table:table-cell>
          <table:table-cell table:style-name="ce33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style-name="ce25" office:value-type="float" office:value="58486" calcext:value-type="float">
            <text:p>58486</text:p>
          </table:table-cell>
          <table:table-cell table:style-name="ce25" office:value-type="float" office:value="61639" calcext:value-type="float">
            <text:p>61639</text:p>
          </table:table-cell>
          <table:table-cell table:style-name="ce25" office:value-type="float" office:value="59152" calcext:value-type="float">
            <text:p>59152</text:p>
          </table:table-cell>
          <table:table-cell table:style-name="ce29" office:value-type="float" office:value="63638" calcext:value-type="float">
            <text:p>63638</text:p>
          </table:table-cell>
          <table:table-cell table:style-name="ce29" office:value-type="float" office:value="66426" calcext:value-type="float">
            <text:p>66426</text:p>
          </table:table-cell>
          <table:table-cell table:style-name="ce29" office:value-type="float" office:value="66980" calcext:value-type="float">
            <text:p>66980</text:p>
          </table:table-cell>
          <table:table-cell table:style-name="ce33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style-name="ce26" office:value-type="float" office:value="56114" calcext:value-type="float">
            <text:p>56114</text:p>
          </table:table-cell>
          <table:table-cell table:style-name="ce25" office:value-type="float" office:value="57496" calcext:value-type="float">
            <text:p>57496</text:p>
          </table:table-cell>
          <table:table-cell table:style-name="ce26" office:value-type="float" office:value="56961" calcext:value-type="float">
            <text:p>56961</text:p>
          </table:table-cell>
          <table:table-cell table:style-name="ce28" office:value-type="float" office:value="71581" calcext:value-type="float">
            <text:p>71581</text:p>
          </table:table-cell>
          <table:table-cell table:style-name="ce28" office:value-type="float" office:value="71249" calcext:value-type="float">
            <text:p>71249</text:p>
          </table:table-cell>
          <table:table-cell table:style-name="ce32" office:value-type="float" office:value="92809" calcext:value-type="float">
            <text:p>92809</text:p>
          </table:table-cell>
          <table:table-cell table:style-name="ce33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style-name="ce27" office:value-type="float" office:value="85049" calcext:value-type="float">
            <text:p>85049</text:p>
          </table:table-cell>
          <table:table-cell table:style-name="ce32" office:value-type="float" office:value="88425" calcext:value-type="float">
            <text:p>88425</text:p>
          </table:table-cell>
          <table:table-cell table:style-name="ce32" office:value-type="float" office:value="89139" calcext:value-type="float">
            <text:p>89139</text:p>
          </table:table-cell>
          <table:table-cell table:style-name="ce33" table:number-columns-repeated="9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E</text:p>
          </table:table-cell>
          <table:table-cell table:style-name="ce24" office:value-type="float" office:value="75911" calcext:value-type="float">
            <text:p>75911</text:p>
          </table:table-cell>
          <table:table-cell table:style-name="ce24" office:value-type="float" office:value="80888" calcext:value-type="float">
            <text:p>80888</text:p>
          </table:table-cell>
          <table:table-cell table:style-name="ce27" office:value-type="float" office:value="81665" calcext:value-type="float">
            <text:p>81665</text:p>
          </table:table-cell>
          <table:table-cell table:style-name="ce33" table:number-columns-repeated="9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style-name="ce28" office:value-type="float" office:value="74467" calcext:value-type="float">
            <text:p>74467</text:p>
          </table:table-cell>
          <table:table-cell table:style-name="ce28" office:value-type="float" office:value="72622" calcext:value-type="float">
            <text:p>72622</text:p>
          </table:table-cell>
          <table:table-cell table:style-name="ce28" office:value-type="float" office:value="73743" calcext:value-type="float">
            <text:p>73743</text:p>
          </table:table-cell>
          <table:table-cell table:style-name="ce33" table:number-columns-repeated="9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G</text:p>
          </table:table-cell>
          <table:table-cell table:style-name="ce24" office:value-type="float" office:value="79867" calcext:value-type="float">
            <text:p>79867</text:p>
          </table:table-cell>
          <table:table-cell table:style-name="ce27" office:value-type="float" office:value="81073" calcext:value-type="float">
            <text:p>81073</text:p>
          </table:table-cell>
          <table:table-cell table:style-name="ce24" office:value-type="float" office:value="78749" calcext:value-type="float">
            <text:p>78749</text:p>
          </table:table-cell>
          <table:table-cell table:style-name="ce33" table:number-columns-repeated="9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H</text:p>
          </table:table-cell>
          <table:table-cell table:style-name="ce29" office:value-type="float" office:value="66755" calcext:value-type="float">
            <text:p>66755</text:p>
          </table:table-cell>
          <table:table-cell table:style-name="ce29" office:value-type="float" office:value="66262" calcext:value-type="float">
            <text:p>66262</text:p>
          </table:table-cell>
          <table:table-cell table:style-name="ce29" office:value-type="float" office:value="63619" calcext:value-type="float">
            <text:p>63619</text:p>
          </table:table-cell>
          <table:table-cell table:style-name="ce33" table:number-columns-repeated="9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te layout</text:p>
          </table:table-cell>
          <table:table-cell table:number-columns-repeated="3"/>
          <table:table-cell office:value-type="string" calcext:value-type="string">
            <text:p>P = PBS Sample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number-columns-repeated="3" table:style-name="ce30" office:value-type="string" calcext:value-type="string">
            <text:p>Gpa</text:p>
          </table:table-cell>
          <table:table-cell table:number-columns-repeated="3" table:style-name="ce31" office:value-type="string" calcext:value-type="string">
            <text:p>Right1</text:p>
          </table:table-cell>
          <table:table-cell table:style-name="ce33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number-columns-repeated="3" table:style-name="ce30" office:value-type="string" calcext:value-type="string">
            <text:p>G83I</text:p>
          </table:table-cell>
          <table:table-cell table:number-columns-repeated="3" table:style-name="ce31" office:value-type="string" calcext:value-type="string">
            <text:p>Right2</text:p>
          </table:table-cell>
          <table:table-cell table:style-name="ce33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No TM</text:p>
          </table:table-cell>
          <table:table-cell table:number-columns-repeated="3" table:style-name="ce31" office:value-type="string" calcext:value-type="string">
            <text:p>Right3</text:p>
          </table:table-cell>
          <table:table-cell table:style-name="ce33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number-columns-repeated="3" table:style-name="ce31" office:value-type="string" calcext:value-type="string">
            <text:p>GAS</text:p>
          </table:table-cell>
          <table:table-cell table:style-name="ce33" table:number-columns-repeated="9"/>
          <table:table-cell table:number-columns-repeated="1011"/>
        </table:table-row>
        <table:table-row table:style-name="ro1">
          <table:table-cell table:style-name="ce20" office:value-type="string" calcext:value-type="string">
            <text:p>E</text:p>
          </table:table-cell>
          <table:table-cell table:number-columns-repeated="3" table:style-name="ce31" office:value-type="string" calcext:value-type="string">
            <text:p>Left1</text:p>
          </table:table-cell>
          <table:table-cell table:style-name="ce33" table:number-columns-repeated="9"/>
          <table:table-cell table:number-columns-repeated="1011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number-columns-repeated="3" table:style-name="ce31" office:value-type="string" calcext:value-type="string">
            <text:p>Left2</text:p>
          </table:table-cell>
          <table:table-cell table:style-name="ce33" table:number-columns-repeated="9"/>
          <table:table-cell table:number-columns-repeated="1011"/>
        </table:table-row>
        <table:table-row table:style-name="ro1">
          <table:table-cell table:style-name="ce20" office:value-type="string" calcext:value-type="string">
            <text:p>G</text:p>
          </table:table-cell>
          <table:table-cell table:number-columns-repeated="3" table:style-name="ce31" office:value-type="string" calcext:value-type="string">
            <text:p>Left3</text:p>
          </table:table-cell>
          <table:table-cell table:style-name="ce33" table:number-columns-repeated="9"/>
          <table:table-cell table:number-columns-repeated="1011"/>
        </table:table-row>
        <table:table-row table:style-name="ro1">
          <table:table-cell table:style-name="ce20" office:value-type="string" calcext:value-type="string">
            <text:p>H</text:p>
          </table:table-cell>
          <table:table-cell table:number-columns-repeated="3" table:style-name="ce31" office:value-type="string" calcext:value-type="string">
            <text:p>Left4</text:p>
          </table:table-cell>
          <table:table-cell table:style-name="ce33"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D600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212" calcext:value-type="float">
            <text:p>0.4212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877" calcext:value-type="float">
            <text:p>0.5877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B24:.M31])" office:value-type="float" office:value="0.3446" calcext:value-type="float">
            <text:p>0.3446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B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48" calcext:value-type="float">
            <text:p>0.548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formula="of:=MAX([.B24:.M31])" office:value-type="float" office:value="0.5877" calcext:value-type="float">
            <text:p>0.5877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4488" calcext:value-type="float">
            <text:p>0.4488</text:p>
          </table:table-cell>
          <table:table-cell table:number-columns-repeated="6"/>
          <table:table-cell office:value-type="string" calcext:value-type="string">
            <text:p>Max-min</text:p>
          </table:table-cell>
          <table:table-cell table:formula="of:=[.O25]-[.O24]" office:value-type="float" office:value="0.2431" calcext:value-type="float">
            <text:p>0.2431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52" calcext:value-type="float">
            <text:p>0.4252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E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4743" calcext:value-type="float">
            <text:p>0.4743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F</text:p>
          </table:table-cell>
          <table:table-cell office:value-type="float" office:value="0.3883" calcext:value-type="float">
            <text:p>0.3883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4066" calcext:value-type="float">
            <text:p>0.4066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G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205" calcext:value-type="float">
            <text:p>0.4205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H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5136" calcext:value-type="float">
            <text:p>0.51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ized GFP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formula="of:=[.B2]/[.B24]" office:value-type="float" office:value="178494.428019104" calcext:value-type="float">
            <text:p>178494.428019104</text:p>
          </table:table-cell>
          <table:table-cell table:formula="of:=[.C2]/[.C24]" office:value-type="float" office:value="155845.802161264" calcext:value-type="float">
            <text:p>155845.802161264</text:p>
          </table:table-cell>
          <table:table-cell table:formula="of:=[.D2]/[.D24]" office:value-type="float" office:value="180949.667616334" calcext:value-type="float">
            <text:p>180949.667616334</text:p>
          </table:table-cell>
          <table:table-cell table:formula="of:=[.E2]/[.E24]" office:value-type="float" office:value="171634.971597925" calcext:value-type="float">
            <text:p>171634.971597925</text:p>
          </table:table-cell>
          <table:table-cell table:formula="of:=[.F2]/[.F24]" office:value-type="float" office:value="129767.353165523" calcext:value-type="float">
            <text:p>129767.353165523</text:p>
          </table:table-cell>
          <table:table-cell table:formula="of:=[.G2]/[.G24]" office:value-type="float" office:value="113525.608303556" calcext:value-type="float">
            <text:p>113525.6083035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formula="of:=[.B3]/[.B25]" office:value-type="float" office:value="112798.457087753" calcext:value-type="float">
            <text:p>112798.457087753</text:p>
          </table:table-cell>
          <table:table-cell table:formula="of:=[.C3]/[.C25]" office:value-type="float" office:value="140439.735702894" calcext:value-type="float">
            <text:p>140439.735702894</text:p>
          </table:table-cell>
          <table:table-cell table:formula="of:=[.D3]/[.D25]" office:value-type="float" office:value="130434.399117971" calcext:value-type="float">
            <text:p>130434.399117971</text:p>
          </table:table-cell>
          <table:table-cell table:formula="of:=[.E3]/[.E25]" office:value-type="float" office:value="129292.970337261" calcext:value-type="float">
            <text:p>129292.970337261</text:p>
          </table:table-cell>
          <table:table-cell table:formula="of:=[.F3]/[.F25]" office:value-type="float" office:value="120467.899891186" calcext:value-type="float">
            <text:p>120467.899891186</text:p>
          </table:table-cell>
          <table:table-cell table:formula="of:=[.G3]/[.G25]" office:value-type="float" office:value="122226.277372263" calcext:value-type="float">
            <text:p>122226.2773722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formula="of:=[.B4]/[.B26]" office:value-type="float" office:value="132188.457008245" calcext:value-type="float">
            <text:p>132188.457008245</text:p>
          </table:table-cell>
          <table:table-cell table:formula="of:=[.C4]/[.C26]" office:value-type="float" office:value="144753.272910373" calcext:value-type="float">
            <text:p>144753.272910373</text:p>
          </table:table-cell>
          <table:table-cell table:formula="of:=[.D4]/[.D26]" office:value-type="float" office:value="101607.206564395" calcext:value-type="float">
            <text:p>101607.206564395</text:p>
          </table:table-cell>
          <table:table-cell table:formula="of:=[.E4]/[.E26]" office:value-type="float" office:value="141296.881168575" calcext:value-type="float">
            <text:p>141296.881168575</text:p>
          </table:table-cell>
          <table:table-cell table:formula="of:=[.F4]/[.F26]" office:value-type="float" office:value="147452.400662252" calcext:value-type="float">
            <text:p>147452.400662252</text:p>
          </table:table-cell>
          <table:table-cell table:formula="of:=[.G4]/[.G26]" office:value-type="float" office:value="206793.67201426" calcext:value-type="float">
            <text:p>206793.672014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formula="of:=[.B5]/[.B27]" office:value-type="float" office:value="169150.755767701" calcext:value-type="float">
            <text:p>169150.755767701</text:p>
          </table:table-cell>
          <table:table-cell table:formula="of:=[.C5]/[.C27]" office:value-type="float" office:value="227899.484536082" calcext:value-type="float">
            <text:p>227899.484536082</text:p>
          </table:table-cell>
          <table:table-cell table:formula="of:=[.D5]/[.D27]" office:value-type="float" office:value="209640.169332079" calcext:value-type="float">
            <text:p>209640.1693320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formula="of:=[.B6]/[.B28]" office:value-type="float" office:value="158049.135956694" calcext:value-type="float">
            <text:p>158049.135956694</text:p>
          </table:table-cell>
          <table:table-cell table:formula="of:=[.C6]/[.C28]" office:value-type="float" office:value="149405.245659402" calcext:value-type="float">
            <text:p>149405.245659402</text:p>
          </table:table-cell>
          <table:table-cell table:formula="of:=[.D6]/[.D28]" office:value-type="float" office:value="172180.054817626" calcext:value-type="float">
            <text:p>172180.0548176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[.B7]/[.B29]" office:value-type="float" office:value="191776.976564512" calcext:value-type="float">
            <text:p>191776.976564512</text:p>
          </table:table-cell>
          <table:table-cell table:formula="of:=[.C7]/[.C29]" office:value-type="float" office:value="210742.890307603" calcext:value-type="float">
            <text:p>210742.890307603</text:p>
          </table:table-cell>
          <table:table-cell table:formula="of:=[.D7]/[.D29]" office:value-type="float" office:value="181364.977865224" calcext:value-type="float">
            <text:p>181364.9778652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formula="of:=[.B8]/[.B30]" office:value-type="float" office:value="205366.41810234" calcext:value-type="float">
            <text:p>205366.41810234</text:p>
          </table:table-cell>
          <table:table-cell table:formula="of:=[.C8]/[.C30]" office:value-type="float" office:value="188410.411340925" calcext:value-type="float">
            <text:p>188410.411340925</text:p>
          </table:table-cell>
          <table:table-cell table:formula="of:=[.D8]/[.D30]" office:value-type="float" office:value="187274.673008323" calcext:value-type="float">
            <text:p>187274.6730083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formula="of:=[.B9]/[.B31]" office:value-type="float" office:value="173750.650702759" calcext:value-type="float">
            <text:p>173750.650702759</text:p>
          </table:table-cell>
          <table:table-cell table:formula="of:=[.C9]/[.C31]" office:value-type="float" office:value="162566.24141315" calcext:value-type="float">
            <text:p>162566.24141315</text:p>
          </table:table-cell>
          <table:table-cell table:formula="of:=[.D9]/[.D31]" office:value-type="float" office:value="123868.769470405" calcext:value-type="float">
            <text:p>123868.7694704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Average Fluorescence</text:p>
          </table:table-cell>
          <table:table-cell table:style-name="ce3" office:value-type="string" calcext:value-type="string">
            <text:p>Subtract No TM</text:p>
          </table:table-cell>
          <table:table-cell table:style-name="ce3" office:value-type="string" calcext:value-type="string">
            <text:p>Percent GpA</text:p>
          </table:table-cell>
          <table:table-cell table:style-name="ce3" office:value-type="string" calcext:value-type="string">
            <text:p>Standard Deviation</text:p>
          </table:table-cell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Gpa</text:p>
          </table:table-cell>
          <table:table-cell table:formula="of:=AVERAGE([.B35:.D35])" office:value-type="float" office:value="171763.299265567" calcext:value-type="float">
            <text:p>171763.299265567</text:p>
          </table:table-cell>
          <table:table-cell table:formula="of:=[.B45]-[.$B$47]" office:value-type="float" office:value="45580.3204378963" calcext:value-type="float">
            <text:p>45580.3204378963</text:p>
          </table:table-cell>
          <table:table-cell table:formula="of:=[.C45]/[.$C$45]*100" office:value-type="float" office:value="100" calcext:value-type="float">
            <text:p>100</text:p>
          </table:table-cell>
          <table:table-cell table:formula="of:=STDEV([.B35:.D35])" office:value-type="float" office:value="13839.5117659219" calcext:value-type="float">
            <text:p>13839.5117659219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G83I</text:p>
          </table:table-cell>
          <table:table-cell table:formula="of:=AVERAGE([.B36:.D36])" office:value-type="float" office:value="127890.863969539" calcext:value-type="float">
            <text:p>127890.863969539</text:p>
          </table:table-cell>
          <table:table-cell table:formula="of:=[.B46]-[.$B$47]" office:value-type="float" office:value="1707.88514186836" calcext:value-type="float">
            <text:p>1707.88514186836</text:p>
          </table:table-cell>
          <table:table-cell table:formula="of:=[.C46]/[.$C$45]*100" office:value-type="float" office:value="3.74697923459177" calcext:value-type="float">
            <text:p>3.74697923459177</text:p>
          </table:table-cell>
          <table:table-cell table:formula="of:=STDEV([.B36:.D36])" office:value-type="float" office:value="13995.0794623838" calcext:value-type="float">
            <text:p>13995.0794623838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No TM</text:p>
          </table:table-cell>
          <table:table-cell table:formula="of:=AVERAGE([.B37:.D37])" office:value-type="float" office:value="126182.978827671" calcext:value-type="float">
            <text:p>126182.978827671</text:p>
          </table:table-cell>
          <table:table-cell table:formula="of:=[.B47]-[.$B$47]" office:value-type="float" office:value="0" calcext:value-type="float">
            <text:p>0</text:p>
          </table:table-cell>
          <table:table-cell table:formula="of:=[.C47]/[.$C$45]*100" office:value-type="float" office:value="0" calcext:value-type="float">
            <text:p>0</text:p>
          </table:table-cell>
          <table:table-cell table:formula="of:=STDEV([.B37:.D37])" office:value-type="float" office:value="22191.1037674083" calcext:value-type="float">
            <text:p>22191.103767408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GAS </text:p>
          </table:table-cell>
          <table:table-cell table:formula="of:=AVERAGE([.B38:.D38])" office:value-type="float" office:value="202230.136545287" calcext:value-type="float">
            <text:p>202230.136545287</text:p>
          </table:table-cell>
          <table:table-cell table:formula="of:=[.B48]-[.$B$47]" office:value-type="float" office:value="76047.1577176165" calcext:value-type="float">
            <text:p>76047.1577176165</text:p>
          </table:table-cell>
          <table:table-cell table:formula="of:=[.C48]/[.$C$45]*100" office:value-type="float" office:value="166.842086644019" calcext:value-type="float">
            <text:p>166.842086644019</text:p>
          </table:table-cell>
          <table:table-cell table:formula="of:=STDEV([.B38:.D38])" office:value-type="float" office:value="30067.1701761441" calcext:value-type="float">
            <text:p>30067.170176144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eft 1</text:p>
          </table:table-cell>
          <table:table-cell table:formula="of:=AVERAGE([.B39:.D39])" office:value-type="float" office:value="159878.145477907" calcext:value-type="float">
            <text:p>159878.145477907</text:p>
          </table:table-cell>
          <table:table-cell table:formula="of:=[.B49]-[.$B$47]" office:value-type="float" office:value="33695.1666502361" calcext:value-type="float">
            <text:p>33695.1666502361</text:p>
          </table:table-cell>
          <table:table-cell table:formula="of:=[.C49]/[.$C$45]*100" office:value-type="float" office:value="73.9248130037747" calcext:value-type="float">
            <text:p>73.9248130037747</text:p>
          </table:table-cell>
          <table:table-cell table:formula="of:=STDEV([.B39:.D39])" office:value-type="float" office:value="11497.0404852685" calcext:value-type="float">
            <text:p>11497.0404852685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eft 2</text:p>
          </table:table-cell>
          <table:table-cell table:formula="of:=AVERAGE([.B40:.D40])" office:value-type="float" office:value="194628.281579113" calcext:value-type="float">
            <text:p>194628.281579113</text:p>
          </table:table-cell>
          <table:table-cell table:formula="of:=[.B50]-[.$B$47]" office:value-type="float" office:value="68445.302751442" calcext:value-type="float">
            <text:p>68445.302751442</text:p>
          </table:table-cell>
          <table:table-cell table:formula="of:=[.C50]/[.$C$45]*100" office:value-type="float" office:value="150.164154384784" calcext:value-type="float">
            <text:p>150.164154384784</text:p>
          </table:table-cell>
          <table:table-cell table:formula="of:=STDEV([.B40:.D40])" office:value-type="float" office:value="14895.0626075469" calcext:value-type="float">
            <text:p>14895.0626075469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eft 3</text:p>
          </table:table-cell>
          <table:table-cell table:formula="of:=AVERAGE([.B41:.D41])" office:value-type="float" office:value="193683.834150529" calcext:value-type="float">
            <text:p>193683.834150529</text:p>
          </table:table-cell>
          <table:table-cell table:formula="of:=[.B51]-[.$B$47]" office:value-type="float" office:value="67500.8553228585" calcext:value-type="float">
            <text:p>67500.8553228585</text:p>
          </table:table-cell>
          <table:table-cell table:formula="of:=[.C51]/[.$C$45]*100" office:value-type="float" office:value="148.092103509516" calcext:value-type="float">
            <text:p>148.092103509516</text:p>
          </table:table-cell>
          <table:table-cell table:formula="of:=STDEV([.B41:.D41])" office:value-type="float" office:value="10133.3386025219" calcext:value-type="float">
            <text:p>10133.3386025219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eft 4</text:p>
          </table:table-cell>
          <table:table-cell table:formula="of:=AVERAGE([.B42:.D42])" office:value-type="float" office:value="153395.220528771" calcext:value-type="float">
            <text:p>153395.220528771</text:p>
          </table:table-cell>
          <table:table-cell table:formula="of:=[.B52]-[.$B$47]" office:value-type="float" office:value="27212.2417011004" calcext:value-type="float">
            <text:p>27212.2417011004</text:p>
          </table:table-cell>
          <table:table-cell table:formula="of:=[.C52]/[.$C$45]*100" office:value-type="float" office:value="59.7017340809997" calcext:value-type="float">
            <text:p>59.7017340809997</text:p>
          </table:table-cell>
          <table:table-cell table:formula="of:=STDEV([.B42:.D42])" office:value-type="float" office:value="26175.0116879812" calcext:value-type="float">
            <text:p>26175.011687981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Right 1</text:p>
          </table:table-cell>
          <table:table-cell table:formula="of:=AVERAGE([.E35:.G35])" office:value-type="float" office:value="138309.311022335" calcext:value-type="float">
            <text:p>138309.311022335</text:p>
          </table:table-cell>
          <table:table-cell table:formula="of:=[.B53]-[.$B$47]" office:value-type="float" office:value="12126.3321946637" calcext:value-type="float">
            <text:p>12126.3321946637</text:p>
          </table:table-cell>
          <table:table-cell table:formula="of:=[.C53]/[.$C$45]*100" office:value-type="float" office:value="26.6043153671682" calcext:value-type="float">
            <text:p>26.6043153671682</text:p>
          </table:table-cell>
          <table:table-cell table:formula="of:=STDEV([.E35:.G35])" office:value-type="float" office:value="29981.6328547981" calcext:value-type="float">
            <text:p>29981.632854798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Right 2</text:p>
          </table:table-cell>
          <table:table-cell table:formula="of:=AVERAGE([.E36:.G36])" office:value-type="float" office:value="123995.715866903" calcext:value-type="float">
            <text:p>123995.715866903</text:p>
          </table:table-cell>
          <table:table-cell table:formula="of:=[.B54]-[.$B$47]" office:value-type="float" office:value="-2187.26296076761" calcext:value-type="float">
            <text:p>-2187.26296076761</text:p>
          </table:table-cell>
          <table:table-cell table:formula="of:=[.C54]/[.$C$45]*100" office:value-type="float" office:value="-4.79870027185916" calcext:value-type="float">
            <text:p>-4.79870027185916</text:p>
          </table:table-cell>
          <table:table-cell table:formula="of:=STDEV([.E36:.G36])" office:value-type="float" office:value="4671.0439448034" calcext:value-type="float">
            <text:p>4671.043944803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Right 3</text:p>
          </table:table-cell>
          <table:table-cell table:formula="of:=AVERAGE([.E37:.G37])" office:value-type="float" office:value="165180.984615029" calcext:value-type="float">
            <text:p>165180.984615029</text:p>
          </table:table-cell>
          <table:table-cell table:formula="of:=[.B55]-[.$B$47]" office:value-type="float" office:value="38998.0057873579" calcext:value-type="float">
            <text:p>38998.0057873579</text:p>
          </table:table-cell>
          <table:table-cell table:formula="of:=[.C55]/[.$C$45]*100" office:value-type="float" office:value="85.5588671003162" calcext:value-type="float">
            <text:p>85.5588671003162</text:p>
          </table:table-cell>
          <table:table-cell table:formula="of:=STDEV([.E37:.G37])" office:value-type="float" office:value="36168.8321555849" calcext:value-type="float">
            <text:p>36168.8321555849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ce3"/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2:35:48.60158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ILBERT LOISEAU</meta:initial-creator>
    <meta:creation-date>2022-12-10T15:34:27</meta:creation-date>
    <dc:date>2022-12-16T16:02:54.511690462</dc:date>
    <meta:generator>LibreOffice/6.4.7.2$Linux_X86_64 LibreOffice_project/40$Build-2</meta:generator>
    <meta:editing-duration>P1DT1H42M30S</meta:editing-duration>
    <meta:editing-cycles>6</meta:editing-cycles>
    <meta:document-statistic meta:table-count="1" meta:cell-count="2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